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officeooo:rsid="003f838c" officeooo:paragraph-rsid="003f838c"/>
    </style:style>
    <style:style style:name="P2" style:family="paragraph" style:parent-style-name="Preformatted_20_Text">
      <style:text-properties style:font-name="Times New Roman" officeooo:rsid="003f838c" officeooo:paragraph-rsid="004172ec"/>
    </style:style>
    <style:style style:name="P3" style:family="paragraph" style:parent-style-name="Preformatted_20_Text">
      <style:text-properties style:font-name="Times New Roman" officeooo:rsid="003f838c" officeooo:paragraph-rsid="0043f54d"/>
    </style:style>
    <style:style style:name="P4" style:family="paragraph" style:parent-style-name="Preformatted_20_Text">
      <style:text-properties style:font-name="Times New Roman" officeooo:rsid="003f838c" officeooo:paragraph-rsid="004aa0a2"/>
    </style:style>
    <style:style style:name="P5" style:family="paragraph" style:parent-style-name="Preformatted_20_Text">
      <style:text-properties style:font-name="Times New Roman" officeooo:rsid="003f838c" officeooo:paragraph-rsid="004d8b02"/>
    </style:style>
    <style:style style:name="P6" style:family="paragraph" style:parent-style-name="Preformatted_20_Text">
      <style:text-properties style:font-name="Times New Roman" officeooo:rsid="003f838c" officeooo:paragraph-rsid="0051ce9f"/>
    </style:style>
    <style:style style:name="P7" style:family="paragraph" style:parent-style-name="Preformatted_20_Text">
      <style:text-properties style:font-name="Times New Roman" officeooo:rsid="003f838c" officeooo:paragraph-rsid="00531a1f"/>
    </style:style>
    <style:style style:name="T1" style:family="text">
      <style:text-properties officeooo:rsid="00405f56"/>
    </style:style>
    <style:style style:name="T2" style:family="text">
      <style:text-properties officeooo:rsid="004172ec"/>
    </style:style>
    <style:style style:name="T3" style:family="text">
      <style:text-properties officeooo:rsid="0043f54d"/>
    </style:style>
    <style:style style:name="T4" style:family="text">
      <style:text-properties officeooo:rsid="0045c954"/>
    </style:style>
    <style:style style:name="T5" style:family="text">
      <style:text-properties officeooo:rsid="004738af"/>
    </style:style>
    <style:style style:name="T6" style:family="text">
      <style:text-properties officeooo:rsid="0047705b"/>
    </style:style>
    <style:style style:name="T7" style:family="text">
      <style:text-properties officeooo:rsid="0048c656"/>
    </style:style>
    <style:style style:name="T8" style:family="text">
      <style:text-properties officeooo:rsid="004ba335"/>
    </style:style>
    <style:style style:name="T9" style:family="text">
      <style:text-properties officeooo:rsid="00501007"/>
    </style:style>
    <style:style style:name="T10" style:family="text">
      <style:text-properties officeooo:rsid="00514a0a"/>
    </style:style>
    <style:style style:name="T11" style:family="text">
      <style:text-properties officeooo:rsid="00545513"/>
    </style:style>
    <style:style style:name="T12" style:family="text">
      <style:text-properties officeooo:rsid="005476f1"/>
    </style:style>
    <style:style style:name="T13" style:family="text">
      <style:text-properties officeooo:rsid="005617c1"/>
    </style:style>
    <style:style style:name="T14" style:family="text">
      <style:text-properties officeooo:rsid="0057e400"/>
    </style:style>
    <style:style style:name="T15" style:family="text">
      <style:text-properties officeooo:rsid="005af815"/>
    </style:style>
    <style:style style:name="T16" style:family="text">
      <style:text-properties officeooo:rsid="005b5801"/>
    </style:style>
    <style:style style:name="T17" style:family="text">
      <style:text-properties fo:font-weight="bold" style:font-weight-asian="bold" style:font-weight-complex="bold"/>
    </style:style>
    <style:style style:name="T18" style:family="text">
      <style:text-properties fo:font-weight="bold" officeooo:rsid="0045c954"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Introducere</text:p>
      <text:p text:style-name="P1"/>
      <text:p text:style-name="P1"><text:tab/>Teoria complexitatii se ocupa cu studiul problemelor ce se pot rezolva in limita resurselor disponibile. </text:p>
      <text:p text:style-name="P1"/>
      <text:p text:style-name="P1"/>
      <text:p text:style-name="P1"><text:tab/>O asemenea categorie este constituita din problemele de decizie. Acestea sunt probleme ce primesc ca input un set de valori si ofera la output un raspuns (Adevarat sau Fals), ce denota daca problema se poate rezolva avand la dispozitie resursele oferite. </text:p>
      <text:p text:style-name="P1"/>
      <text:p text:style-name="P1"><text:tab/></text:p>
      <text:p text:style-name="P1"/>
      <text:p text:style-name="P1"/>
      <text:p text:style-name="P1"/>
      <text:p text:style-name="P1"/>
      <text:p text:style-name="P1"><text:tab/>In continuare sunt exemplificate o serie de probleme de decizie, exemplificand o comparatie a eficientei intre diferiti algoritmi ce sunt folositi pentru rezolvarea acestora. De asemenea, se va prezenta calculul efectuat pentru determinarea complexitatii acestor algoritmi. Problemele ce vor fi discutate sunt: </text:p>
      <text:p text:style-name="P1"><text:tab/>- Problema primalitatii</text:p>
      <text:p text:style-name="P1"><text:tab/>- Problema acoperirii unei multimi</text:p>
      <text:p text:style-name="P1"><text:tab/>- inca una</text:p>
      <text:p text:style-name="P1"/>
      <text:p text:style-name="P1">Problema primalitatii</text:p>
      <text:p text:style-name="P1"/>
      <text:p text:style-name="P1"><text:tab/>Un numar prim este un numar natural ce are exact doi divizori, 1 si el insusi. Toate celelalte numere sunt numere compuse, produsul a doi divizori ai acelui numar. </text:p>
      <text:p text:style-name="P1"><text:tab/>Numerele prime sunt de o importanta fundamentala in matematica, in special in teoria numerelor. Studiul proprietatilor numerelor prime ne ajuta la determinarea eficienta daca un numar este prim sau nu. Numerele prime sunt adesea folosite in criptografie, un exemplu fiind algoritmul de criptare RSA cu chei publice ce foloseste numere prime foarte mari pentru a genera cheia cu care se face criptarea.</text:p>
      <text:p text:style-name="P1"><text:tab/></text:p>
      <text:p text:style-name="P1"><text:tab/>???Generarea numerelor pseudo-aleatoare <text:s/>este un alt exemplu de folosire a numerelor prime, unde formula de generare foloseste un numar</text:p>
      <text:p text:style-name="P1"><text:tab/> <text:s/><text:tab/></text:p>
      <text:p text:style-name="P1"><text:tab/>Urmand definitia de mai sus a unui numar prim, putem crea un algoritm banal ce efectiv testeaza toate numerele de la 2 la n/2 pentru incercarea de a gasi un numar la care n se divide pentru a demonstra ca n nu este prim. Complexitatea unei astfel de iteratii ar fi O(n), ceea ce in mod clar este evident o complexitate care face ca acest algoritm sa nu fie eficient. </text:p>
      <text:p text:style-name="P1"><text:tab/>O prima imbunatatire ar fi sa parcurgem cu un numar m doar pana la radacina patrata a lui n (notam radacina patrata cu sqrt(n) ). Daca un numar n nu este prim, acesta poate fi factorizat in doi factori a si b cu n = a*b. Daca atat a cat si b ar fi sa fie mai mari decat sqrt(n), atunci a*b ar fi mai mare decat n. Deci cel putin unul din factori trebuie sa fie mai mici sau egali cu sqrt(n), iar pentru a verifica daca n este numar prim, trebuie sa testam doar pentru factori ce sunt mai mici sau egali cu radacina patrata a lui n. <text:s/>Astfel complexitatea va fi O(sqrt(n)).</text:p>
      <text:p text:style-name="P1"><text:tab/>Acest algoritm este o specializare a Ciurului lui Eratostene, un algoritm cunoscut inca din Antichitate. Acesta afla numerele prime pana la un numar n dat prin eliminarea succesiva a tuturor multiplilor unui numar, cu o numaratoare incepand de la 2. Numerele ramase sunt numerele prime, cele ce nu a putut fi eliminate dupa aceasta parcurgere.</text:p>
      <text:p text:style-name="P1"/>
      <text:p text:style-name="P1"/>
      <text:p text:style-name="P1">Exemplu metoda Java:</text:p>
      <text:p text:style-name="P1"/>
      <text:p text:style-name="P1"><text:tab/>Boolean isPrime(int number){</text:p>
      <text:p text:style-name="P1"><text:s text:c="2"/><text:tab/><text:tab/>if(number &lt; 2) </text:p>
      <text:p text:style-name="P1"><text:tab/><text:tab/><text:tab/>return false;</text:p>
      <text:p text:style-name="P1"><text:tab/><text:tab/>for(int i=2; (i*i)&lt;=number; i+<text:span text:style-name="T16">+</text:span>){</text:p>
      <text:p text:style-name="P1"><text:s text:c="4"/><text:tab/><text:tab/><text:tab/>if(number % i == 0 ) </text:p>
      <text:p text:style-name="P1"><text:tab/><text:tab/><text:tab/><text:tab/>return false;</text:p>
      <text:p text:style-name="P1"><text:tab/><text:tab/>}</text:p>
      <text:p text:style-name="P1"/>
      <text:p text:style-name="P1"><text:tab/><text:tab/>return true;</text:p>
      <text:p text:style-name="P1"><text:tab/>}</text:p>
      <text:p text:style-name="P1"><text:soft-page-break/></text:p>
      <text:p text:style-name="P1"/>
      <text:p text:style-name="P1"><text:tab/></text:p>
      <text:p text:style-name="P1"><text:tab/>Totusi, acest algoritm este ineficient cand avem de lucru cu numere foarte mari. Pentru aceste cazuri, orice imbunatatire are un impact mare. </text:p>
      <text:p text:style-name="P1"/>
      <text:p text:style-name="P1"><text:tab/>In continuare este prezentat un algoritm ce este considerat la momentul de fata cel mai optim pentru astfel de teste pentru numere foarte mari.</text:p>
      <text:p text:style-name="P1"><text:tab/></text:p>
      <text:p text:style-name="P1"><text:tab/>Testul de primalitate AKS (Agrawal-Kayal-Saxena), ce a fost descoperit in 2002, este primul algoritm deterministic demonstrabil ce determina primalitatea unui numar dat intr-un timp polinomial in numarul de cifre. Testul se bazeaza pe identitati polinomiale ce sunt adevarate modulo n cu n prim. Totusi, pentru un numar n ce nu este prim, testul nu este bun deoarece s-ar genera un numar mare de identitati de polinoame. <text:s/>(-explicare identitate polinomiala-)</text:p>
      <text:p text:style-name="P2"><text:tab/></text:p>
      <text:p text:style-name="P2"><text:tab/><text:span text:style-name="T2">DEMONSTRATIE AKS:</text:span></text:p>
      <text:p text:style-name="P2"/>
      <text:p text:style-name="P2"><text:tab/>Demonstratia testului pleaca de la Mica Teorema lui Fermat </text:p>
      <text:p text:style-name="P1"><text:tab/></text:p>
      <text:p text:style-name="P3"><text:tab/><text:tab/><text:tab/><text:span text:style-name="T1">a^p = a mod p,<text:tab/> </text:span>pentru orice numar <text:span text:style-name="T3">intreg</text:span> a si orice p prim</text:p>
      <text:p text:style-name="P1"><text:tab/></text:p>
      <text:p text:style-name="P4"><text:tab/><text:span text:style-name="T4">P</text:span>entru a testa daca un numar <text:span text:style-name="T17">m</text:span> este prim, alegem un set de valori pentru <text:span text:style-name="T17">a</text:span> si verificam daca <text:span text:style-name="T17">a^m = a mod m</text:span>. Daca gasim un astfel de <text:span text:style-name="T17">a</text:span> pentru care <text:span text:style-name="T7">expresia</text:span> <text:span text:style-name="T17">a^m = a </text:span><text:span text:style-name="T18">(</text:span><text:span text:style-name="T17">mod m</text:span><text:span text:style-name="T18">)</text:span><text:span text:style-name="T4"> este falsa</text:span>, atunci m este compus . </text:p>
      <text:p text:style-name="P4"><text:tab/>Exista totusi o clasa de numere, numita Numere Carmichael, care contrazic reciproca acestei teoreme. <text:span text:style-name="T6">Adica</text:span> exista numere neprime pentru care <text:span text:style-name="T17">a^m = a mod m</text:span> pentru orice <text:span text:style-name="T17">a</text:span>, <text:span text:style-name="T4">unde </text:span><text:span text:style-name="T18">a</text:span><text:span text:style-name="T4"> si </text:span><text:span text:style-name="T18">m</text:span><text:span text:style-name="T4"> sunt prime intre ele</text:span>. <text:span text:style-name="T5">(ex:</text:span> 561 ar fi un prim astfel de numar<text:span text:style-name="T5">)</text:span> </text:p>
      <text:p text:style-name="P1"><text:tab/>In consecinta, Mica Teorema a lui Fermat nu este indeajuns de buna pentru a <text:span text:style-name="T8">fi folosita pentru testarea numerelor prime</text:span>. </text:p>
      <text:p text:style-name="P1"/>
      <text:p text:style-name="P1"><text:tab/>Exista totusi o alta versiune a teoremei de mai sus. Aceasta este o imbunatatire a Micii Teoreme a lui Fermat si reuseste sa elimine toate numerele neprime. </text:p>
      <text:p text:style-name="P1"><text:tab/></text:p>
      <text:p text:style-name="P5"><text:tab/><text:tab/><text:tab/>(x+a) ^ p <text:s/>= x^p <text:s/>+ a mod p, </text:p>
      <text:p text:style-name="P5"><text:tab/><text:tab/><text:tab/><text:tab/>unde p numar prim, a este un numar natural iar x o nedeterminata. <text:s text:c="3"/></text:p>
      <text:p text:style-name="P1"><text:tab/></text:p>
      <text:p text:style-name="P1"><text:tab/><text:span text:style-name="T9">DEMONSTRATIE MTF imbunatatita</text:span></text:p>
      <text:p text:style-name="P1"/>
      <text:p text:style-name="P6"><text:tab/><text:span text:style-name="T10">Daca</text:span> X = 0, atunci egalitatea de mai sus devine <text:span text:style-name="T1">(0 + a)^p = 0^p + a &lt;=&gt;</text:span> a^p = a mod p, chiar Mica Teorema a lui Fermat. </text:p>
      <text:p text:style-name="P7"><text:tab/><text:span text:style-name="T11">Invers, a</text:span>plicand Teorema Binomiala se deduce extinderea <text:span text:style-name="T11">primei </text:span>teoreme astfel: </text:p>
      <text:p text:style-name="P7"><text:tab/><text:tab/>extindem (x+a)^p <text:s/>si observam ca acei coeficientii polinomiali sunt divizibili cu p. </text:p>
      <text:p text:style-name="P1"/>
      <text:p text:style-name="P1"><text:tab/><text:span text:style-name="T12">Mai exact</text:span> (x+<text:span text:style-name="T13">a</text:span>)^<text:span text:style-name="T13">p</text:span> = sum from k=0..n de Com de n luate cate k de x^(n-k)*y^k. <text:span text:style-name="T14">Fiecare coeficient se obtine din <text:s/>combinari de p luate cate un m, cu m &lt; p. Astfel coeficientii sunt multiplii de p.</text:span></text:p>
      <text:p text:style-name="P1"/>
      <text:p text:style-name="P1"><text:tab/><text:span text:style-name="T15">Complexitate: (x+a)^n are cel putin n+1 coeficienti, deci complexitatea va fi cel putin O(n). Desi acest algoritm este unul deterministic, dar nu este polinomial in tim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4T12:50:59.574492200</dc:date>
    <meta:generator>LibreOffice/4.2.8.2$Linux_X86_64 LibreOffice_project/420m0$Build-2</meta:generator>
    <meta:editing-duration>PT6H42M2S</meta:editing-duration>
    <meta:editing-cycles>65</meta:editing-cycles>
    <meta:document-statistic meta:table-count="0" meta:image-count="0" meta:object-count="0" meta:page-count="2" meta:paragraph-count="52" meta:word-count="906" meta:character-count="5367" meta:non-whitespace-character-count="4396"/>
  </office:meta>
</office:document-meta>
</file>